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eri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fo:language="en" fo:country="US" style:text-underline-style="none" fo:font-weight="normal" officeooo:rsid="001b568a" officeooo:paragraph-rsid="001e7c7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fo:language="el" fo:country="GR" style:text-underline-style="none" fo:font-weight="normal" officeooo:paragraph-rsid="001827db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normal" officeooo:rsid="00189619" officeooo:paragraph-rsid="001185f8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2b71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paragraph-rsid="00327ef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327ef4" officeooo:paragraph-rsid="00327ef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36cd35" officeooo:paragraph-rsid="0036cd35" style:font-size-asian="15pt" style:font-weight-asian="bold" style:font-size-complex="15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cd45f" style:font-weight-asian="normal" style:font-weight-complex="normal"/>
    </style:style>
    <style:style style:name="T3" style:family="text">
      <style:text-properties style:text-underline-style="none" fo:font-weight="normal" officeooo:rsid="0028bbfb" style:font-weight-asian="normal" style:font-weight-complex="normal"/>
    </style:style>
    <style:style style:name="T4" style:family="text">
      <style:text-properties style:text-underline-style="none" fo:font-weight="normal" officeooo:rsid="002b7124" style:font-weight-asian="normal" style:font-weight-complex="normal"/>
    </style:style>
    <style:style style:name="T5" style:family="text">
      <style:text-properties style:text-underline-style="none" fo:font-weight="normal" officeooo:rsid="002bbee0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style:text-underline-style="none" fo:font-weight="normal" officeooo:rsid="000cd45f" style:font-weight-asian="normal" style:font-weight-complex="normal"/>
    </style:style>
    <style:style style:name="T8" style:family="text">
      <style:text-properties fo:language="en" fo:country="US" style:text-underline-style="none" fo:font-weight="normal" officeooo:rsid="0014a52e" style:font-weight-asian="normal" style:font-weight-complex="normal"/>
    </style:style>
    <style:style style:name="T9" style:family="text">
      <style:text-properties fo:language="en" fo:country="US" style:text-underline-style="none" fo:font-weight="normal" officeooo:rsid="001827db" style:font-weight-asian="normal" style:font-weight-complex="normal"/>
    </style:style>
    <style:style style:name="T10" style:family="text">
      <style:text-properties fo:language="en" fo:country="US" style:text-underline-style="none" fo:font-weight="normal" officeooo:rsid="00235cb0" style:font-weight-asian="normal" style:font-weight-complex="normal"/>
    </style:style>
    <style:style style:name="T11" style:family="text">
      <style:text-properties fo:language="en" fo:country="US" style:text-underline-style="none" fo:font-weight="normal" officeooo:rsid="002564fd" style:font-weight-asian="normal" style:font-weight-complex="normal"/>
    </style:style>
    <style:style style:name="T12" style:family="text">
      <style:text-properties fo:language="en" fo:country="US" style:text-underline-style="none" fo:font-weight="normal" officeooo:rsid="00298613" style:font-weight-asian="normal" style:font-weight-complex="normal"/>
    </style:style>
    <style:style style:name="T13" style:family="text">
      <style:text-properties fo:language="en" fo:country="US" style:text-underline-style="none" fo:font-weight="normal" officeooo:rsid="002bbee0" style:font-weight-asian="normal" style:font-weight-complex="normal"/>
    </style:style>
    <style:style style:name="T14" style:family="text">
      <style:text-properties fo:language="en" fo:country="US" style:text-underline-style="none" fo:font-weight="normal" officeooo:rsid="002d59cb" style:font-weight-asian="normal" style:font-weight-complex="normal"/>
    </style:style>
    <style:style style:name="T15" style:family="text">
      <style:text-properties fo:language="en" fo:country="US" style:text-underline-style="none" fo:font-weight="normal" officeooo:rsid="002f3db4" style:font-weight-asian="normal" style:font-weight-complex="normal"/>
    </style:style>
    <style:style style:name="T16" style:family="text">
      <style:text-properties fo:language="en" fo:country="US" style:text-underline-style="none" fo:font-weight="normal" officeooo:rsid="002f9f65" style:font-weight-asian="normal" style:font-weight-complex="normal"/>
    </style:style>
    <style:style style:name="T17" style:family="text">
      <style:text-properties fo:language="en" fo:country="US" style:text-underline-style="none" fo:font-weight="normal" officeooo:rsid="00313e66" style:font-weight-asian="normal" style:font-weight-complex="normal"/>
    </style:style>
    <style:style style:name="T18" style:family="text">
      <style:text-properties fo:language="en" fo:country="US" style:text-underline-style="none" fo:font-weight="normal" officeooo:rsid="0032a991" style:font-weight-asian="normal" style:font-weight-complex="normal"/>
    </style:style>
    <style:style style:name="T19" style:family="text">
      <style:text-properties fo:language="en" fo:country="US" style:text-underline-style="none" fo:font-weight="normal" officeooo:rsid="0032ac21" style:font-weight-asian="normal" style:font-weight-complex="normal"/>
    </style:style>
    <style:style style:name="T20" style:family="text">
      <style:text-properties fo:language="en" fo:country="US" style:text-underline-style="none" fo:font-weight="normal" officeooo:rsid="00339732" style:font-weight-asian="normal" style:font-weight-complex="normal"/>
    </style:style>
    <style:style style:name="T21" style:family="text">
      <style:text-properties fo:language="en" fo:country="US" style:text-underline-style="none" fo:font-weight="normal" officeooo:rsid="0034d8e2" style:font-weight-asian="normal" style:font-weight-complex="normal"/>
    </style:style>
    <style:style style:name="T22" style:family="text">
      <style:text-properties fo:language="en" fo:country="US" style:text-underline-style="none" officeooo:rsid="002f3db4"/>
    </style:style>
    <style:style style:name="T23" style:family="text">
      <style:text-properties fo:language="en" fo:country="US" officeooo:rsid="00313e66"/>
    </style:style>
    <style:style style:name="T24" style:family="text">
      <style:text-properties fo:language="el" fo:country="GR" style:text-underline-style="none" fo:font-weight="normal" style:font-weight-asian="normal" style:font-weight-complex="normal"/>
    </style:style>
    <style:style style:name="T25" style:family="text">
      <style:text-properties fo:language="el" fo:country="GR" style:text-underline-style="none" fo:font-weight="normal" officeooo:rsid="00139e52" style:font-weight-asian="normal" style:font-weight-complex="normal"/>
    </style:style>
    <style:style style:name="T26" style:family="text">
      <style:text-properties fo:language="el" fo:country="GR" style:text-underline-style="none" fo:font-weight="normal" officeooo:rsid="0014a52e" style:font-weight-asian="normal" style:font-weight-complex="normal"/>
    </style:style>
    <style:style style:name="T27" style:family="text">
      <style:text-properties fo:language="el" fo:country="GR" style:text-underline-style="none" fo:font-weight="normal" officeooo:rsid="00298613" style:font-weight-asian="normal" style:font-weight-complex="normal"/>
    </style:style>
    <style:style style:name="T28" style:family="text">
      <style:text-properties fo:language="el" fo:country="GR" style:text-underline-style="none" fo:font-weight="normal" officeooo:rsid="002bbee0" style:font-weight-asian="normal" style:font-weight-complex="normal"/>
    </style:style>
    <style:style style:name="T29" style:family="text">
      <style:text-properties fo:language="el" fo:country="GR" style:text-underline-style="none" officeooo:rsid="002bbee0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ΑΝΑΠΤΥΞΗ ΛΟΓΙΣΜΙΚΟΥ ΓΙΑ ΑΛΓΟΡΙΘΜΙΚΑ ΠΡΟΒΛΗΜΑΤΑ</text:p>
      <text:p text:style-name="P3"/>
      <text:p text:style-name="P3">1 η Προγραμματιστική Εργασία</text:p>
      <text:p text:style-name="P3">Υλοποίηση δομής για την εύρεση κοντινών γειτόνων στη γλώσσα C/C++</text:p>
      <text:p text:style-name="P2"/>
      <text:p text:style-name="P1"><text:span text:style-name="T30">ΟΝΟΜΑΤΕΠΩΝΥΜΟ:</text:span><text:span text:style-name="T31">Παπαγεωργίου Βασίλειος-Νικηφόρος</text:span></text:p>
      <text:p text:style-name="P1"><text:span text:style-name="T30">ΑΜ</text:span><text:span text:style-name="T1">=</text:span><text:span text:style-name="T31">1115201400140</text:span></text:p>
      <text:p text:style-name="P6"/>
      <text:p text:style-name="P7">Γενικές Πληροφορίες:</text:p>
      <text:p text:style-name="P7"/>
      <text:p text:style-name="P9"><text:span text:style-name="T3">H εργασια</text:span><text:span text:style-name="T1"> μου υλοποιεί το ζητούμενο και είναι χωρισμένο σε </text:span><text:span text:style-name="T4">2</text:span><text:span text:style-name="T3"> προγραμματα:το </text:span><text:span text:style-name="T4">L</text:span><text:span text:style-name="T5">sh</text:span><text:span text:style-name="T3">.cpp</text:span><text:span text:style-name="T5">(φάκελος LSH)</text:span><text:span text:style-name="T3"> </text:span><text:span text:style-name="T4">και </text:span><text:span text:style-name="T3">το </text:span><text:span text:style-name="T4">Cube</text:span><text:span text:style-name="T3">.cpp</text:span><text:span text:style-name="T5">(φάκελος Hypercube)</text:span><text:span text:style-name="T3">.Eπίσης, </text:span><text:span text:style-name="T5">σε κάθε φάκελο</text:span><text:span text:style-name="T3"> υπάρχουν </text:span><text:span text:style-name="T6">το</text:span><text:span text:style-name="T1"> αρχειο επικεφαλίδας με τον ορισμό των κλάσεων,</text:span><text:span text:style-name="T5">τα datasets που μας έχετε δώσει και </text:span><text:span text:style-name="T1">τ</text:span><text:span text:style-name="T5">ο</text:span><text:span text:style-name="T1"> αρχεί</text:span><text:span text:style-name="T5">ο</text:span><text:span text:style-name="T2">: </text:span><text:span text:style-name="T5">structures</text:span><text:span text:style-name="T10">.cpp</text:span><text:span text:style-name="T7"> ,</text:span><text:span text:style-name="T24">που περιέχ</text:span><text:span text:style-name="T28">ει</text:span><text:span text:style-name="T24"> τις υλοποιήσεις των διαφόρων </text:span><text:span text:style-name="T25">δευτερεύουσων και κύριων </text:span><text:span text:style-name="T29">ΔΙΚΩΝ ΜΟΥ</text:span><text:span text:style-name="T28"> </text:span><text:span text:style-name="T25">δομών(</text:span><text:span text:style-name="T28">hashtable</text:span><text:span text:style-name="T25">,lists </text:span><text:span text:style-name="T28">καθώς επέλεξα να μην κάνω χρήση STL,διότι ήθελα να έχω πλήρη επίγνωση της κάθε δομής κι όχι να χρησιμοποιήσω κάτι έτοιμο</text:span><text:span text:style-name="T25">) και αντίστοιχων </text:span><text:span text:style-name="T24">συναρτήσεων </text:span><text:span text:style-name="T27">της εργασίας</text:span><text:span text:style-name="T26">.</text:span><text:span text:style-name="T24">Επίσης στο</text:span><text:span text:style-name="T28">υς</text:span><text:span text:style-name="T24"> φ</text:span><text:span text:style-name="T28">α</text:span><text:span text:style-name="T24">κελο</text:span><text:span text:style-name="T28">υς</text:span><text:span text:style-name="T24"> έχω φτιάξει και το αντίστοιχο </text:span><text:span text:style-name="T6">Makefile </text:span><text:span text:style-name="T24">και συνεπώς με την εντολή </text:span><text:span text:style-name="T6">make </text:span><text:span text:style-name="T24">μεταγλωττίζεται </text:span><text:span text:style-name="T28">το αντίστοιχο πρόγραμμα</text:span><text:span text:style-name="T24"> και παράγ</text:span><text:span text:style-name="T27">ονται</text:span><text:span text:style-name="T24"> τ</text:span><text:span text:style-name="T27">α</text:span><text:span text:style-name="T24"> εκτελέσιμ</text:span><text:span text:style-name="T27">α</text:span><text:span text:style-name="T24"> </text:span><text:span text:style-name="T28">lsh</text:span><text:span text:style-name="T27">,</text:span><text:span text:style-name="T28">cube</text:span><text:span text:style-name="T6">!</text:span><text:span text:style-name="T8">Συνεπώς,τ</text:span><text:span text:style-name="T12">α</text:span><text:span text:style-name="T8"> πρόγραμμα</text:span><text:span text:style-name="T12">τα</text:span><text:span text:style-name="T8"> μου εκτελ</text:span><text:span text:style-name="T12">ούνται</text:span><text:span text:style-name="T8"> με την εντολή ./</text:span><text:span text:style-name="T13">lsh</text:span><text:span text:style-name="T12"> ή ./</text:span><text:span text:style-name="T13">cube</text:span><text:span text:style-name="T12">,</text:span><text:span text:style-name="T9"> </text:span><text:span text:style-name="T8">ακολουθούμενη από τις ζητούμενες παραμέτρους.</text:span><text:span text:style-name="T11">Στην υλοποίηση μου,έ</text:span><text:span text:style-name="T14">χω δώσει περισσότερη βάση στο να δημιουργήσω εναν </text:span><text:span text:style-name="T16">απόλυτα</text:span><text:span text:style-name="T14"> ολοκληρωμένο αλγόριθμο LSH,</text:span><text:span text:style-name="T16">ενώ για τον υπερκύβο έχω κάνει απλά τις αρχικές διαδικασίες</text:span><text:span text:style-name="T14">.</text:span></text:p>
      <text:p text:style-name="P9"><text:span text:style-name="T14"/></text:p>
      <text:p text:style-name="P10"><text:span text:style-name="T14">Γ</text:span><text:span text:style-name="T6">ια τον LSH,καταρχάς χρησιμοποιώ στις δοκιμές μου σταθερό w=400 και ri στο διάστημα [0,800).Αρχικά για k=4,L=5 με το input_small και το query_small,το μεσο κλάσμα προσέγγισης βγαίνει κοντά στο 2,4 και ο μέσος χρόνος tLsh περίπου 0,0007 ,που είναι περίπου 100 φορές μικρότερος απ τον μέσο tReal της εξαντλητικής αναζήτησης.Επίσης το μέσο κλάσμα είναι κοντα στο 1,1 οπότε έχουμε ικανοποιητική ακρίβεια.</text:span></text:p>
      <text:p text:style-name="P10"><text:span text:style-name="T6">Κρατώντας σταθερό το k=4 ,πειραματιζόμαστε με το L:</text:span></text:p>
      <text:p text:style-name="P10"><text:span text:style-name="T6">Αυξάνοντας το L παρατηρούμε οτι </text:span><text:span text:style-name="T19">το μέγιστο και το μεσο κλάσμα μειώνεται,η ακρίβεια αυξάνεται και ο χρόνος επίσης αυξάνεται(λογικό λόγω μεγαλύτερης σπατάλης χώρου)</text:span></text:p>
      <text:p text:style-name="P10"><text:span text:style-name="T6">Μειώνοντας το L παρατηρούμε οτι </text:span><text:span text:style-name="T19">το μέγιστο και το μέσο κλάσμα </text:span><text:span text:style-name="T20">μεγαλώνουν</text:span><text:span text:style-name="T19">,η ακρίβεια μειώνεται(χειροτερεύει) και ο χρόνος επίσης </text:span><text:soft-page-break/><text:span text:style-name="T19">μειώνεται(λογικό λόγω μικρης σπατάλης χώρου)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>Κρατώντας σταθερό το L=5,πειραματιζόμαστε με το k</text:span></text:p>
      <text:p text:style-name="P10"><text:span text:style-name="T14">Α</text:span><text:span text:style-name="T6">υξάνοντας το k παρατηρούμε οτι </text:span><text:span text:style-name="T20">το μέγιστο και μέσο κλάσμα μεγαλώνουν,οπότε η ακρίβεια μειώνεται και ο χρόνος επίσης μειώνεται.</text:span></text:p>
      <text:p text:style-name="P10"><text:span text:style-name="T6">Μειώνοντας το k παρατηρούμε οτι </text:span><text:span text:style-name="T20">το μέγιστο και μέσο κλάσμα μειώνονται,οπότε η ακρίβεια </text:span><text:span text:style-name="T21">μεγαλώνει και ο χρόνος επίσης αυξάνεται.</text:span></text:p>
      <text:p text:style-name="P10"><text:span text:style-name="T21"/></text:p>
      <text:p text:style-name="P11"><text:span text:style-name="T21">Σ</text:span><text:span text:style-name="T6">ΥΜΠΕΡΑΣΜΑ:Τα L,k έχουν αντίστροφη επιρροή στα αποτελέσματα του LSH</text:span></text:p>
      <text:p text:style-name="P10"><text:span text:style-name="T6"/></text:p>
      <text:p text:style-name="P10"><text:span text:style-name="T6">*Οι παραπάνω μετρήσεις έγιναν με ευκλείδια μετρική.Η γενική παρατήρηση για την cosine μετρική είναι οτι για μικρα k και μεγαλο tablesize πλησιάζει την εξαντλητική αναζήτηση σε χρόνο </text:span><text:span text:style-name="T18">και ακρίβεια</text:span><text:span text:style-name="T6">,παραμένοντας φυσικα ταχύτερη</text:span><text:span text:style-name="T18"> από αυτήν.</text:span></text:p>
      <text:p text:style-name="P10"><text:span text:style-name="T18"/></text:p>
      <text:p text:style-name="P9"><text:span text:style-name="T17">Για την μορφή των αρχείων έχω κάνει την παραδοχή ,οτι η πρώτη γραμμή των input </text:span><text:span text:style-name="T23">πάντα</text:span><text:span text:style-name="T17"> θα εμπεριέχει την μετρική στη μορφή :@{metric} metric,ενώ τα query sets </text:span><text:span text:style-name="T23">πάντα</text:span><text:span text:style-name="T17"> την ακτίνα Radius: number.Τα paths των αρχείων,δίνονται μέσω της γραμμής εντολών,από τις αντίστοιχες παραμέτρους.</text:span><text:span text:style-name="T15">Τα προγράμματα έχουν ελεγχθεί και με valgrind ,το οποίο πιστοποιεί το οτι δεν υπάρχουν memory leaks,καθώς </text:span><text:span text:style-name="T22">τα allocations εχουν ακριβώς ίδιο πλήθος με τα frees!</text:span></text:p>
      <text:p text:style-name="P4"/>
      <text:p text:style-name="P5">Περαιτέρω λεπτομέρειες παρέχονται σε σχόλια στα αρχεία και οτιδήποτε προκύψει είμαι διαθέσιμος να το αιτιολογήσω στην προφορική εξέταση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Κωνσταντινα Μικελη</meta:initial-creator>
    <meta:creation-date>2016-12-17T16:35:25.42</meta:creation-date>
    <dc:date>2018-10-30T23:03:49.561067655</dc:date>
    <meta:editing-duration>PT4H33M42S</meta:editing-duration>
    <meta:editing-cycles>35</meta:editing-cycles>
    <meta:generator>LibreOffice/5.4.6.2$Linux_X86_64 LibreOffice_project/40m0$Build-2</meta:generator>
    <meta:document-statistic meta:table-count="0" meta:image-count="0" meta:object-count="0" meta:page-count="2" meta:paragraph-count="18" meta:word-count="445" meta:character-count="3168" meta:non-whitespace-character-count="2741"/>
  </office:meta>
</office:document-meta>
</file>